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_Atbash" svg:font-family="Arial_Atbash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language="en" fo:country="US" officeooo:rsid="001530be" officeooo:paragraph-rsid="001530be" style:font-size-asian="10.5pt" style:font-size-complex="10.5pt"/>
    </style:style>
    <style:style style:name="P2" style:family="paragraph" style:parent-style-name="Standard">
      <style:text-properties style:font-name="Arial" fo:font-size="11pt" fo:language="en" fo:country="US" officeooo:rsid="00155431" officeooo:paragraph-rsid="00155431" style:font-size-asian="11pt" style:font-size-complex="11pt"/>
    </style:style>
    <style:style style:name="P3" style:family="paragraph" style:parent-style-name="Standard">
      <style:text-properties style:font-name="Verdana" fo:language="en" fo:country="US" officeooo:rsid="001530be" officeooo:paragraph-rsid="001530be"/>
    </style:style>
    <style:style style:name="P4" style:family="paragraph" style:parent-style-name="Standard">
      <style:text-properties style:font-name="Verdana" fo:font-size="10pt" fo:language="en" fo:country="US" fo:font-weight="bold" officeooo:rsid="001530be" officeooo:paragraph-rsid="001530be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language="en" fo:country="US" officeooo:rsid="001530be" officeooo:paragraph-rsid="001530be" style:font-size-asian="10pt" style:font-size-complex="10pt"/>
    </style:style>
    <style:style style:name="P6" style:family="paragraph" style:parent-style-name="Standard">
      <style:text-properties style:font-name="Verdana" fo:font-size="10pt" fo:language="en" fo:country="US" officeooo:rsid="00155431" officeooo:paragraph-rsid="00155431" style:font-size-asian="10pt" style:font-size-complex="10pt"/>
    </style:style>
    <style:style style:name="P7" style:family="paragraph" style:parent-style-name="Standard">
      <style:text-properties style:font-name="Verdana" fo:font-size="10pt" fo:language="en" fo:country="US" fo:font-style="italic" officeooo:rsid="001530be" officeooo:paragraph-rsid="001530be" style:font-size-asian="10pt" style:font-style-asian="italic" style:font-size-complex="10pt" style:font-style-complex="italic"/>
    </style:style>
    <style:style style:name="P8" style:family="paragraph" style:parent-style-name="Standard">
      <style:text-properties fo:color="#800080" style:font-name="Verdana" fo:language="en" fo:country="US" fo:font-weight="bold" officeooo:rsid="001530be" officeooo:paragraph-rsid="001530be" style:font-weight-asian="bold" style:font-weight-complex="bold"/>
    </style:style>
    <style:style style:name="P9" style:family="paragraph" style:parent-style-name="Standard">
      <style:text-properties style:font-name="Arial_Atbash" fo:font-size="11pt" fo:language="en" fo:country="US" officeooo:rsid="00155431" officeooo:paragraph-rsid="00155431" style:font-size-asian="11pt" style:font-size-complex="11pt"/>
    </style:style>
    <style:style style:name="T1" style:family="text">
      <style:text-properties officeooo:rsid="00155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uringFonts demo</text:p>
      <text:p text:style-name="P3"/>
      <text:p text:style-name="P4">Normal text (can be read by both humans and bots)</text:p>
      <text:p text:style-name="P6"/>
      <text:p text:style-name="P2">Call me Ishmael. Some years ago- never mind how long precisely- having little or no money in my purse, and nothing particular to interest me on shore, I thought I would sail about a little and see the watery part of the world. It is a way I have of driving off the spleen and regulating the circulation.</text:p>
      <text:p text:style-name="P1"/>
      <text:p text:style-name="P4">Encoded text (can't be read by neither humans nor bots)</text:p>
      <text:p text:style-name="P5"/>
      <text:p text:style-name="P2">Xzoo nv Rhsnzvo. Hlnv bvzih ztl- mvevi nrmw sld olmt kivxrhvob- szermt orggov li ml nlmvb rm nb kfihv, zmw mlgsrmt kzigrxfozi gl rmgvivhg nv lm hsliv, R gslftsg R dlfow hzro zylfg z orggov zmw hvv gsv dzgvib kzig lu gsv dliow. Rg rh z dzb R szev lu wirermt luu gsv hkovvm zmw ivtfozgrmt gsv xrixfozgrlm. </text:p>
      <text:p text:style-name="P5"/>
      <text:p text:style-name="P4">Encoded text with TuringFont (can be read only by humans)</text:p>
      <text:p text:style-name="P5"/>
      <text:p text:style-name="P9">Xzoo nv Rhsnzvo. Hlnv bvzih ztl- mvevi nrmw sld olmt kivxrhvob- szermt orggov li ml nlmvb rm nb kfihv, zmw mlgsrmt kzigrxfozi gl rmgvivhg nv lm hsliv, R gslftsg R dlfow hzro zylfg z orggov zmw hvv gsv dzgvib kzig lu gsv dliow. Rg rh z dzb R szev lu wirermt luu gsv hkovvm zmw ivtfozgrmt gsv xrixfozgrlm. </text:p>
      <text:p text:style-name="P5"/>
      <text:p text:style-name="P7">How do I now that bots can't read the text abode? That's easy: simply select the text, copy it to the clipboard (either pressing <text:span text:style-name="T1">'</text:span>Ctrl + C<text:span text:style-name="T1">'</text:span> or <text:span text:style-name="T1">selecting the option 'Copy') and then paste it anywhere (a notepad, a word processor, et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_Atbash" svg:font-family="Arial_Atbash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6:54:24.154000000</meta:creation-date>
    <dc:date>2015-04-14T17:18:53.568000000</dc:date>
    <meta:editing-duration>PT19M6S</meta:editing-duration>
    <meta:editing-cycles>3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8" meta:word-count="249" meta:character-count="1321" meta:non-whitespace-character-count="1078"/>
  </office:meta>
</office:document-meta>
</file>